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Garamond" svg:font-family="AGaramond" style:font-family-generic="roman" style:font-pitch="variable"/>
    <style:font-face style:name="AGaramond Italic" svg:font-family="'AGaramond Italic'" style:font-family-generic="roman" style:font-pitch="variable"/>
    <style:font-face style:name="Courier" svg:font-family="Courier" style:font-family-generic="roman" style:font-pitch="variable"/>
    <style:font-face style:name="Stone Sans" svg:font-family="'Stone Sans'" style:font-family-generic="roman" style:font-pitch="variable"/>
    <style:font-face style:name="Stone Sans Semibold" svg:font-family="'Stone Sans Semibol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LX">
      <style:text-properties fo:language="en" fo:country="US"/>
    </style:style>
    <style:style style:name="P2" style:family="paragraph" style:parent-style-name="HB">
      <style:text-properties fo:language="en" fo:country="US"/>
    </style:style>
    <style:style style:name="P3" style:family="paragraph" style:parent-style-name="FT">
      <style:text-properties fo:language="en" fo:country="US"/>
    </style:style>
    <style:style style:name="P4" style:family="paragraph" style:parent-style-name="FT">
      <style:text-properties fo:letter-spacing="normal" fo:language="en" fo:country="US"/>
    </style:style>
    <style:style style:name="P5" style:family="paragraph" style:parent-style-name="Quotation">
      <style:text-properties fo:language="en" fo:country="US"/>
    </style:style>
    <style:style style:name="P6" style:family="paragraph" style:parent-style-name="Quotation_20_Attribution">
      <style:paragraph-properties fo:margin-top="0in" fo:margin-bottom="0.3335in"/>
      <style:text-properties fo:language="en" fo:country="US"/>
    </style:style>
    <style:style style:name="P7" style:family="paragraph" style:parent-style-name="IT">
      <style:text-properties fo:language="en" fo:country="US"/>
    </style:style>
    <style:style style:name="P8" style:family="paragraph" style:parent-style-name="IT">
      <style:text-properties fo:letter-spacing="normal" fo:language="en" fo:country="US"/>
    </style:style>
    <style:style style:name="P9" style:family="paragraph" style:parent-style-name="HC">
      <style:text-properties fo:language="en" fo:country="US"/>
    </style:style>
    <style:style style:name="P10" style:family="paragraph" style:parent-style-name="HD">
      <style:text-properties fo:language="en" fo:country="US"/>
    </style:style>
    <style:style style:name="P11" style:family="paragraph" style:parent-style-name="CDT1">
      <style:text-properties fo:language="en" fo:country="US"/>
    </style:style>
    <style:style style:name="P12" style:family="paragraph" style:parent-style-name="CDT">
      <style:text-properties fo:language="en" fo:country="US"/>
    </style:style>
    <style:style style:name="P13" style:family="paragraph" style:parent-style-name="CDTX">
      <style:text-properties fo:language="en" fo:country="US"/>
    </style:style>
    <style:style style:name="P14" style:family="paragraph" style:parent-style-name="CDTX">
      <style:paragraph-properties fo:margin-top="0in" fo:margin-bottom="0in"/>
      <style:text-properties fo:language="en" fo:country="US"/>
    </style:style>
    <style:style style:name="P15" style:family="paragraph" style:parent-style-name="C1">
      <style:paragraph-properties fo:margin-left="0in" fo:margin-right="0in" fo:text-indent="0in" style:auto-text-indent="false"/>
      <style:text-properties fo:language="en" fo:country="US"/>
    </style:style>
    <style:style style:name="P16" style:family="paragraph" style:parent-style-name="BL1">
      <style:text-properties fo:language="en" fo:country="US"/>
    </style:style>
    <style:style style:name="P17" style:family="paragraph" style:parent-style-name="BL">
      <style:text-properties fo:language="en" fo:country="US"/>
    </style:style>
    <style:style style:name="P18" style:family="paragraph" style:parent-style-name="BX">
      <style:text-properties fo:language="en" fo:country="US"/>
    </style:style>
    <style:style style:name="P19" style:family="paragraph" style:parent-style-name="LH">
      <style:paragraph-properties fo:margin-top="0.3335in" fo:margin-bottom="0.0835in"/>
    </style:style>
    <style:style style:name="P20" style:family="paragraph" style:parent-style-name="LC2">
      <style:text-properties fo:language="en" fo:country="US"/>
    </style:style>
    <style:style style:name="P21" style:family="paragraph" style:parent-style-name="LC">
      <style:text-properties fo:language="en" fo:country="US"/>
    </style:style>
    <style:style style:name="P22" style:family="paragraph" style:parent-style-name="HA" style:master-page-name="Standard">
      <style:paragraph-properties style:page-number="auto"/>
    </style:style>
    <style:style style:name="P23" style:family="paragraph" style:parent-style-name="IT">
      <style:text-properties fo:language="en" fo:country="US"/>
    </style:style>
    <style:style style:name="P24" style:family="paragraph" style:parent-style-name="FC">
      <style:text-properties fo:language="en" fo:country="US"/>
    </style:style>
    <style:style style:name="T1" style:family="text">
      <style:text-properties fo:letter-spacing="normal" fo:language="en" fo:country="US"/>
    </style:style>
    <style:style style:name="T2" style:family="text">
      <style:text-properties fo:font-size="20pt" fo:letter-spacing="normal" fo:language="en" fo:country="US" style:font-size-asian="20pt"/>
    </style:style>
    <style:style style:name="T3" style:family="text">
      <style:text-properties fo:language="en" fo:country="US"/>
    </style:style>
    <style:style style:name="T4" style:family="text">
      <style:text-properties style:font-name="AGaramond" fo:language="en" fo:country="US" style:font-name-asian="AGaramond" style:font-name-complex="AGaramond"/>
    </style:style>
    <style:style style:name="T5" style:family="text">
      <style:text-properties style:font-name="AGaramond" fo:font-size="10.5pt" fo:language="en" fo:country="US" style:font-name-asian="AGaramond" style:font-size-asian="10.5pt" style:font-name-complex="AGaramond"/>
    </style:style>
    <style:style style:name="T6" style:family="text">
      <style:text-properties style:font-name="AGaramond Italic" fo:language="en" fo:country="US" style:font-name-asian="AGaramond Italic" style:font-name-complex="AGaramond Italic"/>
    </style:style>
    <style:style style:name="T7" style:family="text">
      <style:text-properties style:font-name="AGaramond Italic" fo:font-size="10.5pt" fo:language="en" fo:country="US" style:font-name-asian="AGaramond Italic" style:font-size-asian="10.5pt" style:font-name-complex="AGaramond Italic"/>
    </style:style>
    <style:style style:name="T8" style:family="text">
      <style:text-properties fo:font-size="9pt" fo:language="en" fo:country="US" style:font-size-asian="9pt"/>
    </style:style>
    <style:style style:name="T9" style:family="text">
      <style:text-properties style:font-name="Stone Sans" fo:font-size="13pt" fo:language="en" fo:country="US" style:font-name-asian="Stone Sans" style:font-size-asian="13pt" style:font-name-complex="Stone Sans"/>
    </style:style>
    <style:style style:name="T10" style:family="text">
      <style:text-properties fo:font-size="13pt" fo:language="en" fo:country="US" style:font-size-asian="13pt"/>
    </style:style>
    <style:style style:name="T11" style:family="text">
      <style:text-properties fo:font-size="8pt" fo:language="en" fo:country="US" style:font-size-asian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Chapter_20_Word"><text:span text:style-name="T2">Chapter </text:span></text:span><text:span text:style-name="T3">13</text:span></text:p>
      <text:p text:style-name="P2">Threads in Ruby</text:p>
      <text:p text:style-name="P5">He draweth out the thread of his argument<text:tab/><text:line-break/>finer than the staple of his verbosity</text:p>
      <text:p text:style-name="Quotation_20_Attribution"><text:span text:style-name="T3">—William Shakespeare,<text:line-break/></text:span><text:span text:style-name="T4">Love’s Labours Lost</text:span><text:span text:style-name="T3">, Act V, Sc. 1</text:span></text:p>
      <text:p text:style-name="FT"><text:span text:style-name="T3"/></text:p>
      <text:p text:style-name="P7">In Chapter 14, “Scripting and System Administration,” we move away from a discussion of programming technique in itself to a more task-oriented topic. We’ll be ­discussing the use of Ruby for everyday scripting and system administration tasks.</text:p>
      <text:p text:style-name="P7"/>
      <text:p text:style-name="P24"><text:span text:style-name="FN"><text:span text:style-name="T11">Figure 18.1</text:span></text:span>  Partial inheritance hierarchy for networking support in Rub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Garamond" svg:font-family="AGaramond" style:font-family-generic="roman" style:font-pitch="variable"/>
    <style:font-face style:name="AGaramond Italic" svg:font-family="'AGaramond Italic'" style:font-family-generic="roman" style:font-pitch="variable"/>
    <style:font-face style:name="Courier" svg:font-family="Courier" style:font-family-generic="roman" style:font-pitch="variable"/>
    <style:font-face style:name="Stone Sans" svg:font-family="'Stone Sans'" style:font-family-generic="roman" style:font-pitch="variable"/>
    <style:font-face style:name="Stone Sans Semibold" svg:font-family="'Stone Sans Semibol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Helvetica" fo:font-size="12pt" fo:language="en" fo:country="US" style:font-name-asian="Helvetica" style:font-size-asian="12pt" style:font-name-complex="Helvetica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A" style:family="paragraph" style:parent-style-name="Standard">
      <style:paragraph-properties fo:margin-left="0.6665in" fo:margin-right="0in" fo:margin-top="0in" fo:margin-bottom="0.1252in" fo:line-height="0.3335in" fo:text-indent="0in" style:auto-text-indent="false"/>
      <style:text-properties fo:font-variant="small-caps" style:font-name="Stone Sans" fo:font-size="24pt" fo:letter-spacing="normal" fo:language="en" fo:country="US" style:font-name-asian="Stone Sans" style:font-size-asian="24pt" style:font-name-complex="Stone Sans"/>
    </style:style>
    <style:style style:name="HB" style:family="paragraph" style:parent-style-name="Standard">
      <style:paragraph-properties fo:margin-left="0.6665in" fo:margin-right="0in" fo:margin-top="0in" fo:margin-bottom="1in" fo:line-height="0.361in" fo:keep-together="always" fo:text-indent="0in" style:auto-text-indent="false"/>
      <style:text-properties style:font-name="Stone Sans Semibold" fo:font-size="24pt" fo:language="en" fo:country="US" style:font-name-asian="Stone Sans Semibold" style:font-size-asian="24pt" style:font-name-complex="Stone Sans Semibold"/>
    </style:style>
    <style:style style:name="FT" style:family="paragraph" style:parent-style-name="Standard">
      <style:paragraph-properties fo:line-height="0.1945in" fo:text-align="justify" style:justify-single-word="false" fo:keep-together="always"/>
      <style:text-properties style:font-name="AGaramond" fo:font-size="10.5pt" fo:language="en" fo:country="US" style:font-name-asian="AGaramond" style:font-size-asian="10.5pt" style:font-name-complex="AGaramond"/>
    </style:style>
    <style:style style:name="EX" style:family="paragraph" style:parent-style-name="Standard">
      <style:paragraph-properties fo:margin-left="0.25in" fo:margin-right="0.25in" fo:margin-top="0.0972in" fo:margin-bottom="0.0972in" fo:text-indent="0in" style:auto-text-indent="false"/>
      <style:text-properties style:font-name="AGaramond" fo:font-size="10pt" fo:language="en" fo:country="US" style:font-name-asian="AGaramond" style:font-size-asian="10pt" style:font-name-complex="AGaramond"/>
    </style:style>
    <style:style style:name="Quotation" style:family="paragraph" style:parent-style-name="FT" style:next-style-name="EX">
      <style:paragraph-properties fo:margin-left="0.6665in" fo:margin-right="0in" fo:margin-top="0in" fo:margin-bottom="0.1665in" fo:text-indent="0in" style:auto-text-indent="false">
        <style:tab-stops>
          <style:tab-stop style:position="4.9165in" style:type="right"/>
        </style:tab-stops>
      </style:paragraph-properties>
      <style:text-properties style:font-name="AGaramond Italic" fo:font-size="10.5pt" fo:language="en" fo:country="US" style:font-name-asian="AGaramond Italic" style:font-size-asian="10.5pt" style:font-name-complex="AGaramond Italic"/>
    </style:style>
    <style:style style:name="Quotation_20_Attribution" style:display-name="Quotation Attribution" style:family="paragraph">
      <style:paragraph-properties fo:margin-left="0.6665in" fo:margin-right="0in" fo:margin-top="0in" fo:margin-bottom="0.5in" fo:line-height="0.1945in" fo:text-align="end" style:justify-single-word="false" fo:keep-together="always" fo:text-indent="0in" style:auto-text-indent="false">
        <style:tab-stops>
          <style:tab-stop style:position="4.9165in" style:type="right"/>
        </style:tab-stops>
      </style:paragraph-properties>
      <style:text-properties style:use-window-font-color="true" style:font-name="AGaramond Italic" fo:font-size="10.5pt" fo:language="en" fo:country="US" style:font-name-asian="AGaramond Italic" style:font-size-asian="10.5pt" style:font-name-complex="AGaramond Italic" style:font-size-complex="10pt"/>
    </style:style>
    <style:style style:name="IT" style:family="paragraph" style:parent-style-name="FT">
      <style:paragraph-properties fo:margin-left="0in" fo:margin-right="0in" fo:text-indent="0.25in" style:auto-text-indent="false"/>
      <style:text-properties style:font-name="AGaramond" fo:font-size="10.5pt" fo:language="en" fo:country="US" style:font-name-asian="AGaramond" style:font-size-asian="10.5pt" style:font-name-complex="AGaramond"/>
    </style:style>
    <style:style style:name="HC" style:family="paragraph" style:parent-style-name="Standard" style:next-style-name="FT">
      <style:paragraph-properties fo:margin-top="0.25in" fo:margin-bottom="0.0693in" fo:line-height="0.25in" fo:keep-together="always" fo:keep-with-next="always"/>
      <style:text-properties style:font-name="Stone Sans Semibold" fo:font-size="14pt" fo:language="en" fo:country="US" style:font-name-asian="Stone Sans Semibold" style:font-size-asian="14pt" style:font-name-complex="Stone Sans Semibold"/>
    </style:style>
    <style:style style:name="HD" style:family="paragraph" style:parent-style-name="Standard" style:next-style-name="FT">
      <style:paragraph-properties fo:margin-top="0.2362in" fo:margin-bottom="0.0555in" fo:line-height="0.2083in" fo:keep-together="always" fo:keep-with-next="always"/>
      <style:text-properties style:font-name="Stone Sans" fo:font-size="13pt" fo:language="en" fo:country="US" style:font-name-asian="Stone Sans" style:font-size-asian="13pt" style:font-name-complex="Stone Sans"/>
    </style:style>
    <style:style style:name="C2" style:family="paragraph">
      <style:paragraph-properties fo:margin-left="0.25in" fo:margin-right="0in" fo:line-height="0.1665in" fo:keep-together="always" fo:text-indent="0in" style:auto-text-indent="false"/>
      <style:text-properties style:use-window-font-color="true" style:font-name="Courier" fo:font-size="8pt" fo:language="en" fo:country="US" style:font-name-asian="Courier" style:font-size-asian="8pt" style:font-name-complex="Courier" style:font-size-complex="10pt"/>
    </style:style>
    <style:style style:name="CDT1" style:family="paragraph" style:parent-style-name="C2">
      <style:paragraph-properties fo:margin-left="0in" fo:margin-right="0in" fo:margin-top="0.1665in" fo:margin-bottom="0in" fo:text-indent="0in" style:auto-text-indent="false"/>
      <style:text-properties style:font-name="Courier" fo:font-size="8pt" fo:language="en" fo:country="US" style:font-name-asian="Courier" style:font-size-asian="8pt" style:font-name-complex="Courier"/>
    </style:style>
    <style:style style:name="CDT" style:family="paragraph">
      <style:paragraph-properties fo:line-height="0.1665in" fo:keep-together="always"/>
      <style:text-properties style:use-window-font-color="true" style:font-name="Courier" fo:font-size="8pt" fo:language="en" fo:country="US" style:font-name-asian="Courier" style:font-size-asian="8pt" style:font-name-complex="Courier" style:font-size-complex="10pt"/>
    </style:style>
    <style:style style:name="CDTX" style:family="paragraph">
      <style:paragraph-properties fo:margin-top="0in" fo:margin-bottom="0.1665in" fo:line-height="0.1665in" fo:keep-together="always"/>
      <style:text-properties style:use-window-font-color="true" style:font-name="Courier" fo:font-size="8pt" fo:language="en" fo:country="US" style:font-name-asian="Courier" style:font-size-asian="8pt" style:font-name-complex="Courier" style:font-size-complex="10pt"/>
    </style:style>
    <style:style style:name="C1" style:family="paragraph">
      <style:paragraph-properties fo:margin-left="0.25in" fo:margin-right="0in" fo:margin-top="0.1665in" fo:margin-bottom="0.1665in" fo:line-height="0.1665in" fo:text-align="justify" style:justify-single-word="false" fo:keep-together="always" fo:text-indent="0in" style:auto-text-indent="false"/>
      <style:text-properties style:use-window-font-color="true" style:font-name="Courier" fo:font-size="8pt" fo:language="en" fo:country="US" style:font-name-asian="Courier" style:font-size-asian="8pt" style:font-name-complex="Courier" style:font-size-complex="10pt"/>
    </style:style>
    <style:style style:name="BL1" style:family="paragraph">
      <style:paragraph-properties fo:margin-left="0.25in" fo:margin-right="0in" fo:margin-top="0.1665in" fo:margin-bottom="0in" fo:line-height="0.1945in" fo:text-align="justify" style:justify-single-word="false" fo:keep-together="always" fo:text-indent="-0.25in" style:auto-text-indent="false">
        <style:tab-stops>
          <style:tab-stop style:position="0.1252in"/>
        </style:tab-stops>
      </style:paragraph-properties>
      <style:text-properties style:use-window-font-color="true" style:font-name="AGaramond" fo:font-size="10.5pt" fo:language="en" fo:country="US" style:font-name-asian="AGaramond" style:font-size-asian="10.5pt" style:font-name-complex="AGaramond" style:font-size-complex="10pt"/>
    </style:style>
    <style:style style:name="BL" style:family="paragraph" style:parent-style-name="FT">
      <style:paragraph-properties fo:margin-left="0.25in" fo:margin-right="0in" fo:margin-top="0.0693in" fo:margin-bottom="0in" fo:text-indent="-0.25in" style:auto-text-indent="false">
        <style:tab-stops>
          <style:tab-stop style:position="0.1252in"/>
        </style:tab-stops>
      </style:paragraph-properties>
      <style:text-properties style:font-name="AGaramond" fo:font-size="10.5pt" fo:language="en" fo:country="US" style:font-name-asian="AGaramond" style:font-size-asian="10.5pt" style:font-name-complex="AGaramond"/>
    </style:style>
    <style:style style:name="BX" style:family="paragraph" style:parent-style-name="BL" style:next-style-name="FT">
      <style:paragraph-properties fo:margin-top="0.0693in" fo:margin-bottom="0.1665in"/>
      <style:text-properties style:font-name="AGaramond" fo:font-size="10.5pt" fo:language="en" fo:country="US" style:font-name-asian="AGaramond" style:font-size-asian="10.5pt" style:font-name-complex="AGaramond"/>
    </style:style>
    <style:style style:name="LH" style:family="paragraph">
      <style:paragraph-properties fo:margin-top="0.222in" fo:margin-bottom="0.0835in" fo:line-height="0.139in" fo:keep-together="always"/>
      <style:text-properties style:use-window-font-color="true" style:font-name="Stone Sans" fo:font-size="8pt" fo:language="en" fo:country="US" style:font-name-asian="Stone Sans" style:font-size-asian="8pt" style:font-name-complex="Stone Sans" style:font-size-complex="10pt"/>
    </style:style>
    <style:style style:name="LC2" style:family="paragraph" style:parent-style-name="C2">
      <style:paragraph-properties fo:margin-left="0in" fo:margin-right="0in" fo:line-height="0.139in" fo:text-indent="0in" style:auto-text-indent="false"/>
      <style:text-properties style:font-name="Courier" fo:font-size="8pt" fo:language="en" fo:country="US" style:font-name-asian="Courier" style:font-size-asian="8pt" style:font-name-complex="Courier"/>
    </style:style>
    <style:style style:name="LC" style:family="paragraph" style:parent-style-name="LC2" style:next-style-name="LC2">
      <style:paragraph-properties fo:margin-top="0.0835in" fo:margin-bottom="0in"/>
      <style:text-properties style:font-name="Courier" fo:font-size="8pt" fo:language="en" fo:country="US" style:font-name-asian="Courier" style:font-size-asian="8pt" style:font-name-complex="Courier"/>
    </style:style>
    <style:style style:name="Body" style:family="paragraph" style:parent-style-name="Standard">
      <style:paragraph-properties fo:margin-left="0in" fo:margin-right="0in" fo:margin-top="0in" fo:margin-bottom="0.0417in" fo:line-height="0.1528in" fo:text-indent="0.25in" style:auto-text-indent="false"/>
      <style:text-properties style:font-name="AGaramond" fo:font-size="11pt" fo:language="en" fo:country="US" style:font-name-asian="AGaramond" style:font-size-asian="11pt" style:font-name-complex="AGaramond"/>
    </style:style>
    <style:style style:name="LX" style:family="paragraph" style:parent-style-name="LC2" style:next-style-name="Body">
      <style:paragraph-properties fo:margin-top="0in" fo:margin-bottom="0.25in"/>
      <style:text-properties style:font-name="Courier" fo:font-size="8pt" fo:language="en" fo:country="US" style:font-name-asian="Courier" style:font-size-asian="8pt" style:font-name-complex="Courier"/>
    </style:style>
    <style:style style:name="FC" style:family="paragraph">
      <style:paragraph-properties fo:margin-top="0.1252in" fo:margin-bottom="0.3335in" fo:line-height="0.139in" fo:text-align="center" style:justify-single-word="false" fo:keep-together="always"/>
      <style:text-properties style:use-window-font-color="true" style:font-name="Stone Sans" fo:font-size="8pt" fo:language="en" fo:country="US" style:font-name-asian="Stone Sans" style:font-size-asian="8pt" style:font-name-complex="Stone Sans" style:font-size-complex="10pt"/>
    </style:style>
    <style:style style:name="Default_20_Paragraph_20_Font" style:display-name="Default Paragraph Font" style:family="text"/>
    <style:style style:name="Chapter_20_Word" style:display-name="Chapter Word" style:family="text">
      <style:text-properties fo:font-variant="small-caps" style:font-name="Stone Sans" fo:font-size="20pt" fo:letter-spacing="normal" fo:language="en" fo:country="US" style:font-name-asian="Stone Sans" style:font-size-asian="20pt" style:font-name-complex="Stone Sans"/>
    </style:style>
    <style:style style:name="CD1" style:family="text">
      <style:text-properties style:font-name="Courier" fo:font-size="9pt" fo:language="en" fo:country="US" style:font-name-asian="Courier" style:font-size-asian="9pt" style:font-name-complex="Courier"/>
    </style:style>
    <style:style style:name="C1" style:family="text">
      <style:text-properties style:font-name="Courier" fo:font-size="9pt" fo:language="en" fo:country="US" style:font-name-asian="Courier" style:font-size-asian="9pt" style:font-name-complex="Courier"/>
    </style:style>
    <style:style style:name="C1_20_HD" style:display-name="C1 HD" style:family="text">
      <style:text-properties style:font-name="Courier" fo:font-size="13pt" fo:language="en" fo:country="US" style:font-name-asian="Courier" style:font-size-asian="13pt" style:font-name-complex="Courier"/>
    </style:style>
    <style:style style:name="FN" style:family="text">
      <style:text-properties style:font-name="Stone Sans Semibold" fo:font-size="8pt" fo:language="en" fo:country="US" style:font-name-asian="Stone Sans Semibold" style:font-size-asian="8pt" style:font-name-complex="Stone Sans Semibold"/>
    </style:style>
    <style:style style:name="Base_20_Font" style:display-name="Base Font" style:family="text">
      <style:text-properties style:font-name="AGaramond" fo:font-size="10.5pt" fo:language="en" fo:country="US" style:font-name-asian="AGaramond" style:font-size-asian="10.5pt" style:font-name-complex="AGaramon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166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date>2012-09-20T08:19:09</dc:date>
    <meta:document-statistic meta:table-count="0" meta:image-count="0" meta:object-count="0" meta:page-count="1" meta:paragraph-count="6" meta:word-count="77" meta:character-count="477" meta:non-whitespace-character-count="405"/>
    <meta:editing-duration>PT2M33S</meta:editing-duration>
    <meta:editing-cycles>1</meta:editing-cycles>
    <meta:user-defined meta:name="Info 1"/>
    <meta:user-defined meta:name="Info 2"/>
    <meta:user-defined meta:name="Info 3"/>
    <meta:user-defined meta:name="Info 4"/>
  </office:meta>
</office:document-meta>
</file>